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E0000015A50A8A46E.png" manifest:media-type="image/png"/>
  <manifest:file-entry manifest:full-path="Pictures/1000000000000462000002A1DA4870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c429" officeooo:paragraph-rsid="000ec42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édure Github ( https://github.com/aude3000/blogSymfony)</text:p>
      <text:p text:style-name="P1"/>
      <text:p text:style-name="P1"><draw:frame draw:style-name="fr1" draw:name="Image1" text:anchor-type="paragraph" svg:width="17.59cm" svg:height="10.55cm" draw:z-index="0"><draw:image xlink:href="Pictures/1000000000000462000002A1DA4870FB.png" xlink:type="simple" xlink:show="embed" xlink:actuate="onLoad"/></draw:frame>…</text:p>
      <text:p text:style-name="P1"><draw:frame draw:style-name="fr1" draw:name="Image2" text:anchor-type="paragraph" svg:width="17.59cm" svg:height="7.193cm" draw:z-index="1"><draw:image xlink:href="Pictures/100000000000034E0000015A50A8A46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7:46:46.970941350</meta:creation-date>
    <dc:date>2014-11-18T17:51:34.642455922</dc:date>
    <meta:editing-duration>P0D</meta:editing-duration>
    <meta:editing-cycles>1</meta:editing-cycles>
    <meta:document-statistic meta:table-count="0" meta:image-count="2" meta:object-count="0" meta:page-count="1" meta:paragraph-count="2" meta:word-count="5" meta:character-count="60" meta:non-whitespace-character-count="57"/>
    <meta:generator>LibreOffice/4.2.4.2$Linux_X86_64 LibreOffice_project/420m0$Build-2</meta:generator>
  </office:meta>
</office:document-meta>
</file>